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33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de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1" draw:layer="" svg:width="149.99998400000pt" svg:height="100.00000000000pt"/>
          <draw:path draw:style-name="gr3" draw:id="shape3" draw:name="polygon555" draw:layer="" svg:width="75.84254909773pt" svg:height="71.52680803283pt" draw:transform="matrix(0.58580183000 0.00000000000 0.00000000000 0.58670167000 53.06239121202pt 24.42007882696pt)" svg:viewBox="0 0 76 72" svg:d="M61.2924 71.5268L37.8807 54.6439L14.4191 71.4585L23.3845 44.1725L0 27.2525L28.9526 27.2718L37.9618 0L46.8901 27.298L75.8425 27.363L52.408 44.2148Z" koffice:nodeTypes="ccccccccccc"/>
          <draw:path draw:style-name="gr3" draw:id="shape4" draw:name="polygon556" draw:layer="" svg:width="75.84254909773pt" svg:height="71.52680803283pt" draw:transform="matrix(0.17689864000 0.00000000000 0.00000000000 0.17717053000 5.53396560171pt 83.68701793448pt)" svg:viewBox="0 0 76 72" svg:d="M61.2924 71.5268L37.8807 54.6439L14.4191 71.4585L23.3845 44.1725L0 27.2525L28.9526 27.2718L37.9618 0L46.8901 27.298L75.8425 27.363L52.408 44.2148Z" koffice:nodeTypes="ccccccccccc"/>
          <draw:path draw:style-name="gr3" draw:id="shape5" draw:name="polygon557" draw:layer="" svg:width="75.84254909773pt" svg:height="71.52680803283pt" draw:transform="matrix(0.17689864000 0.00000000000 0.00000000000 0.17717053000 5.53396560171pt 67.63888993448pt)" svg:viewBox="0 0 76 72" svg:d="M61.2924 71.5268L37.8807 54.6439L14.4191 71.4585L23.3845 44.1725L0 27.2525L28.9526 27.2718L37.9618 0L46.8901 27.298L75.8425 27.363L52.408 44.2148Z" koffice:nodeTypes="ccccccccccc"/>
          <draw:path draw:style-name="gr3" draw:id="shape6" draw:name="polygon558" draw:layer="" svg:width="75.84254909773pt" svg:height="71.52680803283pt" draw:transform="matrix(0.17689864000 0.00000000000 0.00000000000 0.17717053000 5.53396560171pt 51.89129793448pt)" svg:viewBox="0 0 76 72" svg:d="M61.2924 71.5268L37.8807 54.6439L14.4191 71.4585L23.3845 44.1725L0 27.2525L28.9526 27.2718L37.9618 0L46.8901 27.298L75.8425 27.363L52.408 44.2148Z" koffice:nodeTypes="ccccccccccc"/>
          <draw:path draw:style-name="gr3" draw:id="shape7" draw:name="polygon559" draw:layer="" svg:width="75.84254909773pt" svg:height="71.52680803283pt" draw:transform="matrix(0.17689864000 0.00000000000 0.00000000000 0.17717053000 5.53396560171pt 35.84317793448pt)" svg:viewBox="0 0 76 72" svg:d="M61.2924 71.5268L37.8807 54.6439L14.4191 71.4585L23.3845 44.1725L0 27.2525L28.9526 27.2718L37.9618 0L46.8901 27.298L75.8425 27.363L52.408 44.2148Z" koffice:nodeTypes="ccccccccccc"/>
          <draw:path draw:style-name="gr3" draw:id="shape8" draw:name="polygon560" draw:layer="" svg:width="75.84254909773pt" svg:height="71.52680803283pt" draw:transform="matrix(0.17689864000 0.00000000000 0.00000000000 0.17717053000 5.53396560171pt 19.67488993448pt)" svg:viewBox="0 0 76 72" svg:d="M61.2924 71.5268L37.8807 54.6439L14.4191 71.4585L23.3845 44.1725L0 27.2525L28.9526 27.2718L37.9618 0L46.8901 27.298L75.8425 27.363L52.408 44.2148Z" koffice:nodeTypes="ccccccccccc"/>
          <draw:path draw:style-name="gr3" draw:id="shape9" draw:name="polygon561" draw:layer="" svg:width="75.84254909773pt" svg:height="71.52680803283pt" draw:transform="matrix(0.17689864000 0.00000000000 0.00000000000 0.17717053000 5.53396560171pt 3.50650577448pt)" svg:viewBox="0 0 76 72" svg:d="M61.2924 71.5268L37.8807 54.6439L14.4191 71.4585L23.3845 44.1725L0 27.2525L28.9526 27.2718L37.9618 0L46.8901 27.298L75.8425 27.363L52.408 44.2148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2:50</dc:date>
    <meta:creation-date>2011-05-22T06:11:01</meta:creation-date>
    <dc:creator>Yue Liu</dc:creator>
  </office:meta>
</office:document-meta>
</file>